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9-1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3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7608" calcext:value-type="float">
            <text:p>40.2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1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5624" calcext:value-type="float">
            <text:p>40.4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8336" calcext:value-type="float">
            <text:p>40.7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1864" calcext:value-type="float">
            <text:p>40.8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3952" calcext:value-type="float">
            <text:p>40.7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7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0904" calcext:value-type="float">
            <text:p>40.7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0696" calcext:value-type="float">
            <text:p>40.6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1928" calcext:value-type="float">
            <text:p>40.5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7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172" calcext:value-type="float">
            <text:p>40.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5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2472" calcext:value-type="float">
            <text:p>40.3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5728" calcext:value-type="float">
            <text:p>40.4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4536" calcext:value-type="float">
            <text:p>40.8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7144" calcext:value-type="float">
            <text:p>41.1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2112" calcext:value-type="float">
            <text:p>41.2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2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036" calcext:value-type="float">
            <text:p>40.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6728" calcext:value-type="float">
            <text:p>40.8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2344" calcext:value-type="float">
            <text:p>40.8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9944" calcext:value-type="float">
            <text:p>40.6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8232" calcext:value-type="float">
            <text:p>40.7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3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4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024" calcext:value-type="float">
            <text:p>40.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3-01-10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2-12-12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2-09-2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2-09-1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2-05-26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2-01-2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1-11-30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1-08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357</text:p>
          </table:table-cell>
          <table:table-cell office:value-type="string" calcext:value-type="string">
            <text:p>OSTP nr Owatonna, Prairie Rose WMA</text:p>
          </table:table-cell>
          <table:table-cell office:value-type="string" calcext:value-type="string">
            <text:p>2021-08-13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00" meta:object-count="0"/>
    <meta:user-defined meta:name="AppVersion">3.0</meta:user-defined>
  </office:meta>
</office:document-meta>
</file>